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0mm" fo:padding-right="5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text:list-style style:name="work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text-indent="0.50mm"/>
        </style:list-level-properties>
        <style:text-properties style:font-name="Arial Narrow"/>
      </text:list-level-style-bullet>
    </text:list-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(VisualPlugin)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Vulnerability Scanning and Analysis Tools</text:p>
          </text:list-item>
          <text:list-item>
            <text:p text:style-name="tech-skill">Network Intrusion Detection</text:p>
          </text:list-item>
          <text:list-item>
            <text:p text:style-name="tech-skill">GNU/Linux Administration</text:p>
          </text:list-item>
          <text:list-item>
            <text:p text:style-name="tech-skill">Python Scripting; Automation</text:p>
          </text:list-item>
          <text:list-item>
            <text:p text:style-name="tech-skill">Public Key Infrastructures</text:p>
          </text:list-item>
          <text:list-item>
            <text:p text:style-name="tech-skill">TCP/IP Networking</text:p>
          </text:list-item>
          <text:list-item>
            <text:p text:style-name="tech-skill">Git; GitHub</text:p>
          </text:list-item>
          <text:list-item>
            <text:p text:style-name="tech-skill">Bash; PowerShell</text:p>
          </text:list-item>
          <text:list-item>
            <text:p text:style-name="tech-skill">Node.js</text:p>
          </text:list-item>
          <text:list-item>
            <text:p text:style-name="tech-skill">MongoDB</text:p>
          </text:list-item>
          <text:list-item>
            <text:p text:style-name="tech-skill">HTML5/CSS3</text:p>
          </text:list-item>
          <text:list-item>
            <text:p text:style-name="tech-skill">Docker Compose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California State University, Fullerton
						</text:p>
            <text:list text:style-name="edu-list" text:continue-numbering="true">
              <text:list-item>
                <text:p text:style-name="edu-desc">Pursuing a MS in Computer Engineering</text:p>
              </text:list-item>
              <text:list-item>
                <text:p text:style-name="edu-desc">Investing in a stronger emphasis in computer hardware</text:p>
              </text:list-item>
            </text:list>
          </table:table-cell>
          <table:table-cell table:style-name="date-cell">
            <text:p text:style-name="date">prospective</text:p>
          </table:table-cell>
        </table:table-row>
        <table:table-row table:style-name="sect-row">
          <table:table-cell table:style-name="sect-cell">
            <text:p text:style-name="edu-title">University of California, Irvine
						</text:p>
            <text:list text:style-name="edu-list" text:continue-numbering="true">
              <text:list-item>
                <text:p text:style-name="edu-desc">Completed a BS in Software Engineering with a GPA of 3.671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
						</text:p>
            <text:list text:style-name="edu-list" text:continue-numbering="true">
              <text:list-item>
                <text:p text:style-name="edu-desc">Majored in Computer Science; graduated with an AA in Liberal Arts</text:p>
              </text:list-item>
              <text:list-item>
                <text:p text:style-name="edu-desc">Re-took courses in data structures; enrolled in STEM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a significant full-stack web infrastructure project.</text:p>
            <text:list text:style-name="proj-list" text:continue-numbering="true">
              <text:list-item>
                <text:p text:style-name="proj-desc">Designed fault-tolerant Node.js-based back-end systems, ensuring secure API interactions</text:p>
              </text:list-item>
              <text:list-item>
                <text:p text:style-name="proj-desc">Conducted reverse-engineering research using legacy ActionScript, showcasing skills in complex debugging</text:p>
              </text:list-item>
              <text:list-item>
                <text:p text:style-name="proj-desc">Collaborated with stakeholders to streamline large-scale system workflows and mitigate failures</text:p>
              </text:list-item>
            </text:list>
          </table:table-cell>
          <table:table-cell table:style-name="date-cell">
            <text:p text:style-name="date">Dec 2019 - Nov 2020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addressed a severe vulnerability in YuJa's API that I identified and reported.</text:p>
            <text:list text:style-name="proj-list" text:continue-numbering="true">
              <text:list-item>
                <text:p text:style-name="proj-desc">Identified, tested, and coordinated the release of a high-priority security patch for an API vulnerability</text:p>
              </text:list-item>
              <text:list-item>
                <text:p text:style-name="proj-desc">Used NIST methodology to document vulnerabilities, enabling secure cloud communication</text:p>
              </text:list-item>
              <text:list-item>
                <text:p text:style-name="proj-desc">Collaborated with the security engineering team at YuJa to ensure breach mitigation policies</text:p>
              </text:list-item>
            </text:list>
          </table:table-cell>
          <table:table-cell table:style-name="date-cell">
            <text:p text:style-name="date">Dec 202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oblox-Freedom-Distribution">
								<text:span text:style-name="proj-title">
								Rōblox Freedom Distribution</text:span>
							</text:a>is a streamlined culmination of research to allow users to host and join Rōblox servers in a local- or wide-area network.</text:p>
            <text:list text:style-name="proj-list" text:continue-numbering="true">
              <text:list-item>
                <text:p text:style-name="proj-desc">Designed and deployed a Python-based secure client-server architecture for transport across local and wide-area networks</text:p>
              </text:list-item>
              <text:list-item>
                <text:p text:style-name="proj-desc">Audited system vulnerabilities and implemented processes to comply with standard web security practices</text:p>
              </text:list-item>
              <text:list-item>
                <text:p text:style-name="proj-desc">Conducted periodic security incident assessments and tested threat prevention simulations</text:p>
              </text:list-item>
            </text:list>
          </table:table-cell>
          <table:table-cell table:style-name="date-cell">
            <text:p text:style-name="date">Jul 2023 - current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reviewed and contributed code to re-upload videos from a YouTube channel to the Internet Archive.</text:p>
            <text:list text:style-name="proj-list" text:continue-numbering="true">
              <text:list-item>
                <text:p text:style-name="proj-desc">Implemented fixes to yt-dlp’s Python interface to manage and mitigate asset loss</text:p>
              </text:list-item>
              <text:list-item>
                <text:p text:style-name="proj-desc">Addressed challenges in multi-host data routing performance vulnerabilities</text:p>
              </text:list-item>
              <text:list-item>
                <text:p text:style-name="proj-desc">Redesigned key areas of the codebase to manage workloads more securely and efficiently</text:p>
              </text:list-item>
            </text:list>
          </table:table-cell>
          <table:table-cell table:style-name="date-cell">
            <text:p text:style-name="date">Aug 2023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Playing-Webhooky">
								<text:span text:style-name="proj-title">
								Webhooky</text:span>
							</text:a>was a lightweight, database-driven webhook proxy for Rōblox games interacting with Discord's webhook API.</text:p>
            <text:list text:style-name="proj-list" text:continue-numbering="true">
              <text:list-item>
                <text:p text:style-name="proj-desc">Designed a high-availability architecture using PHP and MySQL, enabling over 200 developers to securely transfer data</text:p>
              </text:list-item>
              <text:list-item>
                <text:p text:style-name="proj-desc">Proactively monitored security breaches and implemented data usage reporting</text:p>
              </text:list-item>
              <text:list-item>
                <text:p text:style-name="proj-desc">Installed logging practices and conducted cybersecurity monitoring processes</text:p>
              </text:list-item>
            </text:list>
          </table:table-cell>
          <table:table-cell table:style-name="date-cell">
            <text:p text:style-name="date">Feb 2018 - Sep 2019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Front-end Developer at GameIn<text:span text:style-name="work-sub"> a tool to match e-sports streamers and financial sponsors</text:span>
						</text:p>
            <text:list text:style-name="work-list" text:continue-numbering="true">
              <text:list-item>
                <text:p text:style-name="work-desc">
									Implemented mobile-responsive pages using Next.js (and thus React) from existing mockups, enhancing user experience.
								</text:p>
              </text:list-item>
              <text:list-item>
                <text:p text:style-name="work-desc">
									Collaborated directly with developers and C-suite personnel to gather requirements and ensure alignment with business objectives.
								</text:p>
              </text:list-item>
              <text:list-item>
                <text:p text:style-name="work-desc">
									Contributed to building and presenting a team-wide slide deck in Google Slides, utilizing Figma for design consistency.
								</text:p>
              </text:list-item>
            </text:list>
          </table:table-cell>
          <table:table-cell table:style-name="date-cell">
            <text:p text:style-name="date">Sep 2023 - Mar 2024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list text:style-name="work-list" text:continue-numbering="true">
              <text:list-item>
                <text:p text:style-name="work-desc">
									Advertised social events with non-profits, e.g. Islamic Institute of Orange County and Sabil USA, utilizing data-driven design strategies.
								</text:p>
              </text:list-item>
              <text:list-item>
                <text:p text:style-name="work-desc">
									Designed real-estate marketing materials for Berkshire Hathaway agents, focusing on effective communication of key messages.
								</text:p>
              </text:list-item>
              <text:list-item>
                <text:p text:style-name="work-desc">
									Commissioned to design over 20 event fliers for non-profit organizations, ensuring alignment with branding and audience engagement.
								</text:p>
              </text:list-item>
            </text:list>
          </table:table-cell>
          <table:table-cell table:style-name="date-cell">
            <text:p text:style-name="date">Apr 2016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list text:style-name="work-list" text:continue-numbering="true">
              <text:list-item>
                <text:p text:style-name="work-desc">
									Assisted in the development of a brain-computer interface with graduate students, applying analytical skills to support research objectives.
								</text:p>
              </text:list-item>
              <text:list-item>
                <text:p text:style-name="work-desc">
									Designed user interface for mock-up calibration procedure, enhancing usability and user experience.
								</text:p>
              </text:list-item>
              <text:list-item>
                <text:p text:style-name="work-desc">
									Project coordinated by Professor Kiran George, PhD, fostering collaboration and communication skills.
								</text:p>
              </text:list-item>
            </text:list>
          </table:table-cell>
          <table:table-cell table:style-name="date-cell">
            <text:p text:style-name="date">Sep 2017 ∕ May 2018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list text:style-name="work-list" text:continue-numbering="true">
              <text:list-item>
                <text:p text:style-name="work-desc">
									Consulted in provisioning GNU/Linux file servers for office use using Ubuntu and Samba, enhancing data management capabilities.
								</text:p>
              </text:list-item>
              <text:list-item>
                <text:p text:style-name="work-desc">
									Assisted in architectural and structural design plans of commercial and industrial sites, applying analytical thinking to design challenges.
								</text:p>
              </text:list-item>
            </text:list>
          </table:table-cell>
          <table:table-cell table:style-name="date-cell">
            <text:p text:style-name="date">Jun 2015 - Present</text:p>
          </table:table-cell>
        </table:table-row>
        <table:table-row table:style-name="sect-row">
          <table:table-cell table:style-name="sect-cell">
            <text:p text:style-name="work-title">
							Raising Cane's; El Pollo Loco<text:span text:style-name="work-sub"> (customer service, part-time)</text:span>
						</text:p>
            <text:list text:style-name="work-list" text:continue-numbering="true">
              <text:list-item>
                <text:p text:style-name="work-desc">
									Effectively communicated with customers and team members in a fast-paced environment, enhancing customer satisfaction.
								</text:p>
              </text:list-item>
              <text:list-item>
                <text:p text:style-name="work-desc">
									Assumed different roles within the restaurant to support overall operations, demonstrating flexibility and teamwork.
								</text:p>
              </text:list-item>
              <text:list-item>
                <text:p text:style-name="work-desc">
									Handled cash transactions and utilized point-of-sale systems, ensuring accurate financial reporting.
								</text:p>
              </text:list-item>
              <text:list-item>
                <text:p text:style-name="work-desc">
									Addressed customer concerns and resolved issues in a positive and efficient manner, contributing to a positive customer experience.
								</text:p>
              </text:list-item>
              <text:list-item>
                <text:p text:style-name="work-desc">
									Analyzed pricing schemes according to market value, applying basic data analysis skills to support business decisions.
								</text:p>
              </text:list-item>
            </text:list>
          </table:table-cell>
          <table:table-cell table:style-name="date-cell">
            <text:p text:style-name="date">Aug 2019 - Jun 2021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lways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5-03-03 08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May 2023-17T23:01:00Z</meta:creation-date>
    <dc:date>May 2023-17T23:03:00Z</dc:date>
    <meta:print-date>Feb 2021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